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solid" style:text-underline-color="font-color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solid" style:text-underline-color="font-color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solid" style:text-underline-color="font-color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1.411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1.411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1.411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1.411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1.411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1.411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1.411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1.411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36" style:family="text"/>
    <style:style style:name="T14_37" style:family="text">
      <style:text-properties style:text-line-through-style="none" fo:font-style="normal" style:font-style-asian="normal" style:font-style-complex="normal" fo:color="#0000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4_38" style:family="text"/>
    <style:style style:name="T14_39" style:family="text">
      <style:text-properties style:text-line-through-style="none" fo:font-style="normal" style:font-style-asian="normal" style:font-style-complex="normal" fo:color="#0000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4_40" style:family="text"/>
    <style:style style:name="T14_41" style:family="text">
      <style:text-properties style:text-line-through-style="none" fo:font-style="normal" style:font-style-asian="normal" style:font-style-complex="normal" fo:color="#0000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4_42" style:family="text"/>
    <style:style style:name="T14_43" style:family="text">
      <style:text-properties style:text-line-through-style="none" fo:font-style="normal" style:font-style-asian="normal" style:font-style-complex="normal" fo:color="#0000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4_44" style:family="text"/>
    <style:style style:name="T14_45" style:family="text">
      <style:text-properties style:text-line-through-style="none" fo:font-style="normal" style:font-style-asian="normal" style:font-style-complex="normal" fo:color="#0000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1.411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1.411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1.411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1.411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1.411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1.411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Deity</text:span><text:span text:style-name="T1_2"><text:s/></text:span><text:span text:style-name="T1_3">Descriptions</text:span><text:span text:style-name="T1_4"><text:s/></text:span></text:p>
      <text:p text:style-name="P2"><text:span text:style-name="T2_1">by</text:span><text:span text:style-name="T2_2"><text:s/></text:span><text:span text:style-name="T2_3">Thaldryn</text:span></text:p>
      <text:p text:style-name="P3"/>
      <text:p text:style-name="P4"><text:span text:style-name="T4_1">This</text:span><text:span text:style-name="T4_2"><text:s/></text:span><text:span text:style-name="T4_3">file</text:span><text:span text:style-name="T4_4"><text:s/></text:span><text:span text:style-name="T4_5">makes</text:span><text:span text:style-name="T4_6"><text:s/></text:span><text:span text:style-name="T4_7">the</text:span><text:span text:style-name="T4_8"><text:s/></text:span><text:span text:style-name="T4_9">following</text:span><text:span text:style-name="T4_10"><text:s/></text:span><text:span text:style-name="T4_11">adjustments</text:span><text:span text:style-name="T4_12">:</text:span></text:p>
      <text:p text:style-name="P5"/>
      <text:p text:style-name="P6"><text:span text:style-name="T6_1">*<text:s/></text:span><text:span text:style-name="T6_2">The</text:span><text:span text:style-name="T6_3"><text:s/></text:span><text:span text:style-name="T6_4">deities</text:span><text:span text:style-name="T6_5"><text:s/></text:span><text:span text:style-name="T6_6">list</text:span><text:span text:style-name="T6_7"><text:s/></text:span><text:span text:style-name="T6_8">was</text:span><text:span text:style-name="T6_9"><text:s/></text:span><text:span text:style-name="T6_10">re</text:span><text:span text:style-name="T6_11">-</text:span><text:span text:style-name="T6_12">organized</text:span><text:span text:style-name="T6_13"><text:s/></text:span><text:span text:style-name="T6_14">to</text:span><text:span text:style-name="T6_15"><text:s/></text:span><text:span text:style-name="T6_16">group</text:span><text:span text:style-name="T6_17"><text:s/></text:span><text:span text:style-name="T6_18">the</text:span><text:span text:style-name="T6_19"><text:s/></text:span><text:span text:style-name="T6_20">deities</text:span><text:span text:style-name="T6_21"><text:s/></text:span><text:span text:style-name="T6_22">by</text:span><text:span text:style-name="T6_23"><text:s/></text:span><text:span text:style-name="T6_24">setting</text:span><text:span text:style-name="T6_25">:</text:span></text:p>
      <text:p text:style-name="P7"><text:span text:style-name="T7_1">1)<text:s/></text:span><text:span text:style-name="T7_2">All</text:span><text:span text:style-name="T7_3"><text:s/></text:span><text:span text:style-name="T7_4">core</text:span><text:span text:style-name="T7_5">-</text:span><text:span text:style-name="T7_6">setting</text:span><text:span text:style-name="T7_7"><text:s/></text:span><text:span text:style-name="T7_8">deities</text:span><text:span text:style-name="T7_9"><text:s/></text:span><text:span text:style-name="T7_10">are</text:span><text:span text:style-name="T7_11"><text:s/></text:span><text:span text:style-name="T7_12">prefaced</text:span><text:span text:style-name="T7_13"><text:s/></text:span><text:span text:style-name="T7_14">with</text:span><text:span text:style-name="T7_15"><text:s/></text:span><text:span text:style-name="T7_16">a</text:span><text:span text:style-name="T7_17"><text:s/>(</text:span><text:span text:style-name="T7_18">co</text:span><text:span text:style-name="T7_19">),<text:s/></text:span><text:span text:style-name="T7_20">so</text:span><text:span text:style-name="T7_21"><text:s/></text:span><text:span text:style-name="T7_22">that</text:span><text:span text:style-name="T7_23"><text:s/></text:span><text:span text:style-name="T7_24">they</text:span><text:span text:style-name="T7_25">'</text:span><text:span text:style-name="T7_26">re</text:span><text:span text:style-name="T7_27"><text:s/></text:span><text:span text:style-name="T7_28">all</text:span><text:span text:style-name="T7_29"><text:s/></text:span><text:span text:style-name="T7_30">grouped</text:span><text:span text:style-name="T7_31"><text:s/></text:span><text:span text:style-name="T7_32">together</text:span><text:span text:style-name="T7_33">.</text:span></text:p>
      <text:p text:style-name="P8"><text:span text:style-name="T8_1">2)<text:s/></text:span><text:span text:style-name="T8_2">All</text:span><text:span text:style-name="T8_3"><text:s/></text:span><text:span text:style-name="T8_4">Eberron</text:span><text:span text:style-name="T8_5">-</text:span><text:span text:style-name="T8_6">setting</text:span><text:span text:style-name="T8_7"><text:s/></text:span><text:span text:style-name="T8_8">deities</text:span><text:span text:style-name="T8_9"><text:s/></text:span><text:span text:style-name="T8_10">are</text:span><text:span text:style-name="T8_11"><text:s/></text:span><text:span text:style-name="T8_12">prefaced</text:span><text:span text:style-name="T8_13"><text:s/></text:span><text:span text:style-name="T8_14">with</text:span><text:span text:style-name="T8_15"><text:s/></text:span><text:span text:style-name="T8_16">a</text:span><text:span text:style-name="T8_17"><text:s/>(</text:span><text:span text:style-name="T8_18">eb</text:span><text:span text:style-name="T8_19">),<text:s/></text:span><text:span text:style-name="T8_20">so</text:span><text:span text:style-name="T8_21"><text:s/></text:span><text:span text:style-name="T8_22">that</text:span><text:span text:style-name="T8_23"><text:s/></text:span><text:span text:style-name="T8_24">they</text:span><text:span text:style-name="T8_25">'</text:span><text:span text:style-name="T8_26">re</text:span><text:span text:style-name="T8_27"><text:s/></text:span><text:span text:style-name="T8_28">all</text:span><text:span text:style-name="T8_29"><text:s/></text:span><text:span text:style-name="T8_30">grouped</text:span><text:span text:style-name="T8_31"><text:s/></text:span><text:span text:style-name="T8_32">together</text:span><text:span text:style-name="T8_33">.</text:span></text:p>
      <text:p text:style-name="P9"><text:span text:style-name="T9_1">3)<text:s/></text:span><text:span text:style-name="T9_2">All</text:span><text:span text:style-name="T9_3"><text:s/></text:span><text:span text:style-name="T9_4">Forgotten</text:span><text:span text:style-name="T9_5"><text:s/></text:span><text:span text:style-name="T9_6">Realms</text:span><text:span text:style-name="T9_7"><text:s/></text:span><text:span text:style-name="T9_8">devils</text:span><text:span text:style-name="T9_9"><text:s/></text:span><text:span text:style-name="T9_10">are</text:span><text:span text:style-name="T9_11"><text:s/></text:span><text:span text:style-name="T9_12">prefaced</text:span><text:span text:style-name="T9_13"><text:s/></text:span><text:span text:style-name="T9_14">with</text:span><text:span text:style-name="T9_15"><text:s/></text:span><text:span text:style-name="T9_16">a</text:span><text:span text:style-name="T9_17"><text:s/>(</text:span><text:span text:style-name="T9_18">frdevil</text:span><text:span text:style-name="T9_19">),<text:s/></text:span><text:span text:style-name="T9_20">so</text:span><text:span text:style-name="T9_21"><text:s/></text:span><text:span text:style-name="T9_22">that</text:span><text:span text:style-name="T9_23"><text:s/></text:span><text:span text:style-name="T9_24">they</text:span><text:span text:style-name="T9_25">'</text:span><text:span text:style-name="T9_26">re</text:span><text:span text:style-name="T9_27"><text:s/></text:span><text:span text:style-name="T9_28">all</text:span><text:span text:style-name="T9_29"><text:s/></text:span><text:span text:style-name="T9_30">grouped</text:span><text:span text:style-name="T9_31"><text:s/></text:span><text:span text:style-name="T9_32">together</text:span><text:span text:style-name="T9_33">.</text:span></text:p>
      <text:p text:style-name="P10"><text:span text:style-name="T10_1">4)<text:s/></text:span><text:span text:style-name="T10_2">The</text:span><text:span text:style-name="T10_3"><text:s/></text:span><text:span text:style-name="T10_4">remaining</text:span><text:span text:style-name="T10_5"><text:s/></text:span><text:span text:style-name="T10_6">deities</text:span><text:span text:style-name="T10_7"><text:s/></text:span><text:span text:style-name="T10_8">are</text:span><text:span text:style-name="T10_9"><text:s/></text:span><text:span text:style-name="T10_10">all</text:span><text:span text:style-name="T10_11"><text:s/></text:span><text:span text:style-name="T10_12">Forgotten</text:span><text:span text:style-name="T10_13"><text:s/></text:span><text:span text:style-name="T10_14">Realms</text:span><text:span text:style-name="T10_15">,<text:s/></text:span><text:span text:style-name="T10_16">and</text:span><text:span text:style-name="T10_17"><text:s/></text:span><text:span text:style-name="T10_18">didn</text:span><text:span text:style-name="T10_19">'</text:span><text:span text:style-name="T10_20">t</text:span><text:span text:style-name="T10_21"><text:s/></text:span><text:span text:style-name="T10_22">get</text:span><text:span text:style-name="T10_23"><text:s/></text:span><text:span text:style-name="T10_24">renamed</text:span><text:span text:style-name="T10_25">.</text:span></text:p>
      <text:p text:style-name="P11"/>
      <text:p text:style-name="P12"><text:span text:style-name="T12_1">*<text:s/></text:span><text:span text:style-name="T12_2">Where</text:span><text:span text:style-name="T12_3"><text:s/></text:span><text:span text:style-name="T12_4">appropriate</text:span><text:span text:style-name="T12_5">,<text:s/></text:span><text:span text:style-name="T12_6">a</text:span><text:span text:style-name="T12_7"><text:s/></text:span><text:span text:style-name="T12_8">duplicate</text:span><text:span text:style-name="T12_9"><text:s/></text:span><text:span text:style-name="T12_10">entry</text:span><text:span text:style-name="T12_11"><text:s/></text:span><text:span text:style-name="T12_12">was</text:span><text:span text:style-name="T12_13"><text:s/></text:span><text:span text:style-name="T12_14">created</text:span><text:span text:style-name="T12_15"><text:s/></text:span><text:span text:style-name="T12_16">for</text:span><text:span text:style-name="T12_17"><text:s/></text:span><text:span text:style-name="T12_18">deities</text:span><text:span text:style-name="T12_19"><text:s/></text:span><text:span text:style-name="T12_20">that</text:span><text:span text:style-name="T12_21"><text:s/></text:span><text:span text:style-name="T12_22">exist</text:span><text:span text:style-name="T12_23"><text:s/></text:span><text:span text:style-name="T12_24">in</text:span><text:span text:style-name="T12_25"><text:s/></text:span><text:span text:style-name="T12_26">both</text:span><text:span text:style-name="T12_27"><text:s/></text:span><text:span text:style-name="T12_28">the</text:span><text:span text:style-name="T12_29"><text:s/></text:span><text:span text:style-name="T12_30">Core</text:span><text:span text:style-name="T12_31"><text:s/></text:span><text:span text:style-name="T12_32">setting</text:span><text:span text:style-name="T12_33"><text:s/></text:span><text:span text:style-name="T12_34">and</text:span><text:span text:style-name="T12_35"><text:s/></text:span><text:span text:style-name="T12_36">Forgotten</text:span><text:span text:style-name="T12_37"><text:s/></text:span><text:span text:style-name="T12_38">Realms</text:span><text:span text:style-name="T12_39">.<text:s text:c="2"/>(</text:span><text:span text:style-name="T12_40">Moradin</text:span><text:span text:style-name="T12_41"><text:s/></text:span><text:span text:style-name="T12_42">and</text:span><text:span text:style-name="T12_43"><text:s/></text:span><text:span text:style-name="T12_44">Sehanine</text:span><text:span text:style-name="T12_45">.)<text:s text:c="2"/></text:span><text:span text:style-name="T12_46">This</text:span><text:span text:style-name="T12_47"><text:s/></text:span><text:span text:style-name="T12_48">is</text:span><text:span text:style-name="T12_49"><text:s/></text:span><text:span text:style-name="T12_50">because</text:span><text:span text:style-name="T12_51"><text:s/></text:span><text:span text:style-name="T12_52">their</text:span><text:span text:style-name="T12_53"><text:s/></text:span><text:span text:style-name="T12_54">domains</text:span><text:span text:style-name="T12_55"><text:s/></text:span><text:span text:style-name="T12_56">don</text:span><text:span text:style-name="T12_57">'</text:span><text:span text:style-name="T12_58">t</text:span><text:span text:style-name="T12_59"><text:s/></text:span><text:span text:style-name="T12_60">always</text:span><text:span text:style-name="T12_61"><text:s/></text:span><text:span text:style-name="T12_62">correspond</text:span><text:span text:style-name="T12_63">.</text:span></text:p>
      <text:p text:style-name="P13"/>
      <text:p text:style-name="P14"><text:span text:style-name="T14_1">*<text:s/></text:span><text:span text:style-name="T14_2">All</text:span><text:span text:style-name="T14_3"><text:s/></text:span><text:span text:style-name="T14_4">of</text:span><text:span text:style-name="T14_5"><text:s/></text:span><text:span text:style-name="T14_6">the</text:span><text:span text:style-name="T14_7"><text:s/></text:span><text:span text:style-name="T14_8">empty</text:span><text:span text:style-name="T14_9"><text:s/></text:span><text:span text:style-name="T14_10">deity</text:span><text:span text:style-name="T14_11"><text:s/></text:span><text:span text:style-name="T14_12">descriptions</text:span><text:span text:style-name="T14_13"><text:s/></text:span><text:span text:style-name="T14_14">were</text:span><text:span text:style-name="T14_15"><text:s/></text:span><text:span text:style-name="T14_16">replaced</text:span><text:span text:style-name="T14_17"><text:s/></text:span><text:span text:style-name="T14_18">with</text:span><text:span text:style-name="T14_19"><text:s/></text:span><text:span text:style-name="T14_20">corresponding</text:span><text:span text:style-name="T14_21"><text:s/></text:span><text:span text:style-name="T14_22">entries</text:span><text:span text:style-name="T14_23"><text:s/></text:span><text:span text:style-name="T14_24">lifted</text:span><text:span text:style-name="T14_25"><text:s/></text:span><text:span text:style-name="T14_26">from</text:span><text:span text:style-name="T14_27"><text:s/></text:span><text:span text:style-name="T14_28">the</text:span><text:span text:style-name="T14_29"><text:s/></text:span><text:span text:style-name="T14_30">Forgotten</text:span><text:span text:style-name="T14_31"><text:s/></text:span><text:span text:style-name="T14_32">Realms</text:span><text:span text:style-name="T14_33"><text:s/></text:span><text:span text:style-name="T14_34">Wikia</text:span><text:span text:style-name="T14_35"><text:s/>(</text:span><text:span text:style-name="T14_36"><text:a xlink:type="simple" xlink:href="http://www.google.com/url?q=http%3A%2F%2Fforgottenrealms.wikia.com%2F&amp;sa=D&amp;sntz=1&amp;usg=AFQjCNFSp5X6ieR7eijY_BDSjJNBFAK3ow"><text:span text:style-name="T14_37">forgottenrealms</text:span></text:a></text:span><text:span text:style-name="T14_38"><text:a xlink:type="simple" xlink:href="http://www.google.com/url?q=http%3A%2F%2Fforgottenrealms.wikia.com%2F&amp;sa=D&amp;sntz=1&amp;usg=AFQjCNFSp5X6ieR7eijY_BDSjJNBFAK3ow"><text:span text:style-name="T14_39">.</text:span></text:a></text:span><text:span text:style-name="T14_40"><text:a xlink:type="simple" xlink:href="http://www.google.com/url?q=http%3A%2F%2Fforgottenrealms.wikia.com%2F&amp;sa=D&amp;sntz=1&amp;usg=AFQjCNFSp5X6ieR7eijY_BDSjJNBFAK3ow"><text:span text:style-name="T14_41">wikia</text:span></text:a></text:span><text:span text:style-name="T14_42"><text:a xlink:type="simple" xlink:href="http://www.google.com/url?q=http%3A%2F%2Fforgottenrealms.wikia.com%2F&amp;sa=D&amp;sntz=1&amp;usg=AFQjCNFSp5X6ieR7eijY_BDSjJNBFAK3ow"><text:span text:style-name="T14_43">.</text:span></text:a></text:span><text:span text:style-name="T14_44"><text:a xlink:type="simple" xlink:href="http://www.google.com/url?q=http%3A%2F%2Fforgottenrealms.wikia.com%2F&amp;sa=D&amp;sntz=1&amp;usg=AFQjCNFSp5X6ieR7eijY_BDSjJNBFAK3ow"><text:span text:style-name="T14_45">com</text:span></text:a></text:span><text:span text:style-name="T14_46">).<text:s text:c="2"/></text:span><text:span text:style-name="T14_47">This</text:span><text:span text:style-name="T14_48"><text:s/></text:span><text:span text:style-name="T14_49">is</text:span><text:span text:style-name="T14_50"><text:s/></text:span><text:span text:style-name="T14_51">also</text:span><text:span text:style-name="T14_52"><text:s/></text:span><text:span text:style-name="T14_53">where</text:span><text:span text:style-name="T14_54"><text:s/></text:span><text:span text:style-name="T14_55">I</text:span><text:span text:style-name="T14_56"><text:s/></text:span><text:span text:style-name="T14_57">got</text:span><text:span text:style-name="T14_58"><text:s/></text:span><text:span text:style-name="T14_59">the</text:span><text:span text:style-name="T14_60"><text:s/></text:span><text:span text:style-name="T14_61">domain</text:span><text:span text:style-name="T14_62"><text:s/></text:span><text:span text:style-name="T14_63">data</text:span><text:span text:style-name="T14_64"><text:s/></text:span><text:span text:style-name="T14_65">from</text:span><text:span text:style-name="T14_66">.</text:span></text:p>
      <text:p text:style-name="P15"/>
      <text:p text:style-name="P16"><text:span text:style-name="T16_1">*<text:s/></text:span><text:span text:style-name="T16_2">Domain</text:span><text:span text:style-name="T16_3"><text:s/></text:span><text:span text:style-name="T16_4">data</text:span><text:span text:style-name="T16_5"><text:s/></text:span><text:span text:style-name="T16_6">was</text:span><text:span text:style-name="T16_7"><text:s/></text:span><text:span text:style-name="T16_8">updated</text:span><text:span text:style-name="T16_9"><text:s/></text:span><text:span text:style-name="T16_10">for</text:span><text:span text:style-name="T16_11"><text:s/></text:span><text:span text:style-name="T16_12">all</text:span><text:span text:style-name="T16_13"><text:s/></text:span><text:span text:style-name="T16_14">of</text:span><text:span text:style-name="T16_15"><text:s/></text:span><text:span text:style-name="T16_16">the</text:span><text:span text:style-name="T16_17"><text:s/></text:span><text:span text:style-name="T16_18">Forgotten</text:span><text:span text:style-name="T16_19"><text:s/></text:span><text:span text:style-name="T16_20">Realms</text:span><text:span text:style-name="T16_21"><text:s/></text:span><text:span text:style-name="T16_22">deities</text:span><text:span text:style-name="T16_23">,<text:s/></text:span><text:span text:style-name="T16_24">with</text:span><text:span text:style-name="T16_25"><text:s/></text:span><text:span text:style-name="T16_26">four</text:span><text:span text:style-name="T16_27"><text:s/></text:span><text:span text:style-name="T16_28">caveats</text:span><text:span text:style-name="T16_29">:</text:span></text:p>
      <text:p text:style-name="P17"><text:span text:style-name="T17_1">1)<text:s/></text:span><text:span text:style-name="T17_2">Any</text:span><text:span text:style-name="T17_3"><text:s/></text:span><text:span text:style-name="T17_4">deity</text:span><text:span text:style-name="T17_5"><text:s/></text:span><text:span text:style-name="T17_6">with</text:span><text:span text:style-name="T17_7"><text:s/></text:span><text:span text:style-name="T17_8">the</text:span><text:span text:style-name="T17_9"><text:s/>"</text:span><text:span text:style-name="T17_10">Travel</text:span><text:span text:style-name="T17_11">"<text:s/></text:span><text:span text:style-name="T17_12">domain</text:span><text:span text:style-name="T17_13"><text:s/>(</text:span><text:span text:style-name="T17_14">doesn</text:span><text:span text:style-name="T17_15">'</text:span><text:span text:style-name="T17_16">t</text:span><text:span text:style-name="T17_17"><text:s/></text:span><text:span text:style-name="T17_18">exist</text:span><text:span text:style-name="T17_19"><text:s/></text:span><text:span text:style-name="T17_20">anymore</text:span><text:span text:style-name="T17_21">)<text:s/></text:span><text:span text:style-name="T17_22">had</text:span><text:span text:style-name="T17_23"><text:s/></text:span><text:span text:style-name="T17_24">their</text:span><text:span text:style-name="T17_25"><text:s/></text:span><text:span text:style-name="T17_26">domain</text:span><text:span text:style-name="T17_27"><text:s/></text:span><text:span text:style-name="T17_28">converted</text:span><text:span text:style-name="T17_29"><text:s/></text:span><text:span text:style-name="T17_30">to</text:span><text:span text:style-name="T17_31"><text:s/>"</text:span><text:span text:style-name="T17_32">Freedom</text:span><text:span text:style-name="T17_33">"</text:span></text:p>
      <text:p text:style-name="P18"><text:span text:style-name="T18_1">2)<text:s/></text:span><text:span text:style-name="T18_2">Any</text:span><text:span text:style-name="T18_3"><text:s/></text:span><text:span text:style-name="T18_4">deity</text:span><text:span text:style-name="T18_5"><text:s/></text:span><text:span text:style-name="T18_6">with</text:span><text:span text:style-name="T18_7"><text:s/></text:span><text:span text:style-name="T18_8">the</text:span><text:span text:style-name="T18_9"><text:s/>"</text:span><text:span text:style-name="T18_10">Chaos</text:span><text:span text:style-name="T18_11">"<text:s/></text:span><text:span text:style-name="T18_12">domain</text:span><text:span text:style-name="T18_13"><text:s/>(</text:span><text:span text:style-name="T18_14">doesn</text:span><text:span text:style-name="T18_15">'</text:span><text:span text:style-name="T18_16">t</text:span><text:span text:style-name="T18_17"><text:s/></text:span><text:span text:style-name="T18_18">exist</text:span><text:span text:style-name="T18_19"><text:s/></text:span><text:span text:style-name="T18_20">anymore</text:span><text:span text:style-name="T18_21">)<text:s/></text:span><text:span text:style-name="T18_22">had</text:span><text:span text:style-name="T18_23"><text:s/></text:span><text:span text:style-name="T18_24">their</text:span><text:span text:style-name="T18_25"><text:s/></text:span><text:span text:style-name="T18_26">domain</text:span><text:span text:style-name="T18_27"><text:s/></text:span><text:span text:style-name="T18_28">converted</text:span><text:span text:style-name="T18_29"><text:s/></text:span><text:span text:style-name="T18_30">to</text:span><text:span text:style-name="T18_31"><text:s/>"</text:span><text:span text:style-name="T18_32">Change</text:span><text:span text:style-name="T18_33">",<text:s/></text:span><text:span text:style-name="T18_34">except</text:span><text:span text:style-name="T18_35"><text:s/></text:span><text:span text:style-name="T18_36">for</text:span><text:span text:style-name="T18_37"><text:s/></text:span><text:span text:style-name="T18_38">Uthgar</text:span><text:span text:style-name="T18_39">,<text:s/></text:span><text:span text:style-name="T18_40">Sehanine</text:span><text:span text:style-name="T18_41">,<text:s/></text:span><text:span text:style-name="T18_42">and</text:span><text:span text:style-name="T18_43"><text:s/></text:span><text:span text:style-name="T18_44">Garagos</text:span><text:span text:style-name="T18_45">.<text:s text:c="2"/>(</text:span><text:span text:style-name="T18_46">Each</text:span><text:span text:style-name="T18_47"><text:s/></text:span><text:span text:style-name="T18_48">already</text:span><text:span text:style-name="T18_49"><text:s/></text:span><text:span text:style-name="T18_50">had</text:span><text:span text:style-name="T18_51"><text:s/>3<text:s/></text:span><text:span text:style-name="T18_52">other</text:span><text:span text:style-name="T18_53"><text:s/></text:span><text:span text:style-name="T18_54">domains</text:span><text:span text:style-name="T18_55">.)</text:span></text:p>
      <text:p text:style-name="P19"><text:span text:style-name="T19_1">3)<text:s/></text:span><text:span text:style-name="T19_2">Any</text:span><text:span text:style-name="T19_3"><text:s/></text:span><text:span text:style-name="T19_4">deity</text:span><text:span text:style-name="T19_5"><text:s/></text:span><text:span text:style-name="T19_6">with</text:span><text:span text:style-name="T19_7"><text:s/></text:span><text:span text:style-name="T19_8">the</text:span><text:span text:style-name="T19_9"><text:s/>"</text:span><text:span text:style-name="T19_10">Ocean</text:span><text:span text:style-name="T19_11">"<text:s/></text:span><text:span text:style-name="T19_12">domain</text:span><text:span text:style-name="T19_13"><text:s/>(</text:span><text:span text:style-name="T19_14">doesn</text:span><text:span text:style-name="T19_15">'</text:span><text:span text:style-name="T19_16">t</text:span><text:span text:style-name="T19_17"><text:s/></text:span><text:span text:style-name="T19_18">exist</text:span><text:span text:style-name="T19_19"><text:s/></text:span><text:span text:style-name="T19_20">anymore</text:span><text:span text:style-name="T19_21">)<text:s/></text:span><text:span text:style-name="T19_22">had</text:span><text:span text:style-name="T19_23"><text:s/></text:span><text:span text:style-name="T19_24">their</text:span><text:span text:style-name="T19_25"><text:s/></text:span><text:span text:style-name="T19_26">domain</text:span><text:span text:style-name="T19_27"><text:s/></text:span><text:span text:style-name="T19_28">converted</text:span><text:span text:style-name="T19_29"><text:s/></text:span><text:span text:style-name="T19_30">to</text:span><text:span text:style-name="T19_31"><text:s/>"</text:span><text:span text:style-name="T19_32">Sea</text:span><text:span text:style-name="T19_33">"</text:span></text:p>
      <text:p text:style-name="P20"><text:span text:style-name="T20_1">4)<text:s/></text:span><text:span text:style-name="T20_2">Retribution</text:span><text:span text:style-name="T20_3"><text:s/></text:span><text:span text:style-name="T20_4">domain</text:span><text:span text:style-name="T20_5"><text:s/>-&gt;<text:s/></text:span><text:span text:style-name="T20_6">Vengeance</text:span><text:span text:style-name="T20_7"><text:s/>(</text:span><text:span text:style-name="T20_8">used</text:span><text:span text:style-name="T20_9"><text:s/></text:span><text:span text:style-name="T20_10">Tiamat</text:span><text:span text:style-name="T20_11"><text:s/></text:span><text:span text:style-name="T20_12">as</text:span><text:span text:style-name="T20_13"><text:s/></text:span><text:span text:style-name="T20_14">a</text:span><text:span text:style-name="T20_15"><text:s/></text:span><text:span text:style-name="T20_16">reference</text:span><text:span text:style-name="T20_17"><text:s/></text:span><text:span text:style-name="T20_18">for</text:span><text:span text:style-name="T20_19"><text:s/></text:span><text:span text:style-name="T20_20">that</text:span><text:span text:style-name="T20_21">).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